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5748031496063" calcext:value-type="float">
            <text:p>-0.015748031496063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48731408573928" calcext:value-type="float">
            <text:p>-0.0148731408573928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9982502187227" calcext:value-type="float">
            <text:p>-0.0139982502187227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31233595800525" calcext:value-type="float">
            <text:p>-0.0131233595800525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22484689413823" calcext:value-type="float">
            <text:p>-0.0122484689413823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13735783027122" calcext:value-type="float">
            <text:p>-0.011373578302712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10498687664042" calcext:value-type="float">
            <text:p>-0.010498687664042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962379702537183" calcext:value-type="float">
            <text:p>-0.00962379702537183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874890638670166" calcext:value-type="float">
            <text:p>-0.00874890638670166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78740157480315" calcext:value-type="float">
            <text:p>-0.0078740157480315</text:p>
          </table:table-cell>
        </table:table-row>
        <table:table-row table:style-name="ro1">
          <table:table-cell office:value-type="float" office:value="-0.00699912510936133" calcext:value-type="float">
            <text:p>-0.00699912510936133</text:p>
          </table:table-cell>
        </table:table-row>
        <table:table-row table:style-name="ro1">
          <table:table-cell office:value-type="float" office:value="-0.00612423447069116" calcext:value-type="float">
            <text:p>-0.00612423447069116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5249343832021" calcext:value-type="float">
            <text:p>-0.005249343832021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437445319335083" calcext:value-type="float">
            <text:p>-0.00437445319335083</text:p>
          </table:table-cell>
        </table:table-row>
        <table:table-row table:style-name="ro1">
          <table:table-cell office:value-type="float" office:value="-0.00349956255468067" calcext:value-type="float">
            <text:p>-0.00349956255468067</text:p>
          </table:table-cell>
        </table:table-row>
        <table:table-row table:style-name="ro1">
          <table:table-cell office:value-type="float" office:value="-0.0026246719160105" calcext:value-type="float">
            <text:p>-0.0026246719160105</text:p>
          </table:table-cell>
        </table:table-row>
        <table:table-row table:style-name="ro1">
          <table:table-cell office:value-type="float" office:value="-0.00174978127734033" calcext:value-type="float">
            <text:p>-0.00174978127734033</text:p>
          </table:table-cell>
        </table:table-row>
        <table:table-row table:style-name="ro1">
          <table:table-cell office:value-type="float" office:value="-0.000874890638670166" calcext:value-type="float">
            <text:p>-0.000874890638670166</text:p>
          </table:table-cell>
        </table:table-row>
        <table:table-row table:style-name="ro1">
          <table:table-cell office:value-type="float" office:value="0.000874890638670166" calcext:value-type="float">
            <text:p>0.000874890638670166</text:p>
          </table:table-cell>
        </table:table-row>
        <table:table-row table:style-name="ro1">
          <table:table-cell office:value-type="float" office:value="0.00174978127734033" calcext:value-type="float">
            <text:p>0.00174978127734033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349956255468067" calcext:value-type="float">
            <text:p>0.0349956255468067</text:p>
          </table:table-cell>
        </table:table-row>
        <table:table-row table:style-name="ro1">
          <table:table-cell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0.0446194225721785" calcext:value-type="float">
            <text:p>0.0446194225721785</text:p>
          </table:table-cell>
        </table:table-row>
        <table:table-row table:style-name="ro1">
          <table:table-cell office:value-type="float" office:value="0.0516185476815398" calcext:value-type="float">
            <text:p>0.0516185476815398</text:p>
          </table:table-cell>
        </table:table-row>
        <table:table-row table:style-name="ro1">
          <table:table-cell office:value-type="float" office:value="0.057742782152231" calcext:value-type="float">
            <text:p>0.057742782152231</text:p>
          </table:table-cell>
        </table:table-row>
        <table:table-row table:style-name="ro1">
          <table:table-cell office:value-type="float" office:value="0.0656167979002625" calcext:value-type="float">
            <text:p>0.0656167979002625</text:p>
          </table:table-cell>
        </table:table-row>
        <table:table-row table:style-name="ro1">
          <table:table-cell office:value-type="float" office:value="0.073490813648294" calcext:value-type="float">
            <text:p>0.073490813648294</text:p>
          </table:table-cell>
        </table:table-row>
        <table:table-row table:style-name="ro1">
          <table:table-cell office:value-type="float" office:value="0.0822397200349956" calcext:value-type="float">
            <text:p>0.0822397200349956</text:p>
          </table:table-cell>
        </table:table-row>
        <table:table-row table:style-name="ro1">
          <table:table-cell office:value-type="float" office:value="0.0927384076990376" calcext:value-type="float">
            <text:p>0.0927384076990376</text:p>
          </table:table-cell>
        </table:table-row>
        <table:table-row table:style-name="ro1">
          <table:table-cell office:value-type="float" office:value="0.10411198600175" calcext:value-type="float">
            <text:p>0.10411198600175</text:p>
          </table:table-cell>
        </table:table-row>
        <table:table-row table:style-name="ro1">
          <table:table-cell office:value-type="float" office:value="0.117235345581802" calcext:value-type="float">
            <text:p>0.117235345581802</text:p>
          </table:table-cell>
        </table:table-row>
        <table:table-row table:style-name="ro1">
          <table:table-cell office:value-type="float" office:value="0.132108486439195" calcext:value-type="float">
            <text:p>0.132108486439195</text:p>
          </table:table-cell>
        </table:table-row>
        <table:table-row table:style-name="ro1">
          <table:table-cell office:value-type="float" office:value="0.148731408573928" calcext:value-type="float">
            <text:p>0.148731408573928</text:p>
          </table:table-cell>
        </table:table-row>
        <table:table-row table:style-name="ro1">
          <table:table-cell office:value-type="float" office:value="0.167104111986002" calcext:value-type="float">
            <text:p>0.167104111986002</text:p>
          </table:table-cell>
        </table:table-row>
        <table:table-row table:style-name="ro1">
          <table:table-cell office:value-type="float" office:value="0.185476815398075" calcext:value-type="float">
            <text:p>0.185476815398075</text:p>
          </table:table-cell>
        </table:table-row>
        <table:table-row table:style-name="ro1">
          <table:table-cell office:value-type="float" office:value="0.206474190726159" calcext:value-type="float">
            <text:p>0.206474190726159</text:p>
          </table:table-cell>
        </table:table-row>
        <table:table-row table:style-name="ro1">
          <table:table-cell office:value-type="float" office:value="0.228346456692913" calcext:value-type="float">
            <text:p>0.228346456692913</text:p>
          </table:table-cell>
        </table:table-row>
        <table:table-row table:style-name="ro1">
          <table:table-cell office:value-type="float" office:value="0.253718285214348" calcext:value-type="float">
            <text:p>0.253718285214348</text:p>
          </table:table-cell>
        </table:table-row>
        <table:table-row table:style-name="ro1">
          <table:table-cell office:value-type="float" office:value="0.280839895013123" calcext:value-type="float">
            <text:p>0.280839895013123</text:p>
          </table:table-cell>
        </table:table-row>
        <table:table-row table:style-name="ro1">
          <table:table-cell office:value-type="float" office:value="0.310586176727909" calcext:value-type="float">
            <text:p>0.310586176727909</text:p>
          </table:table-cell>
        </table:table-row>
        <table:table-row table:style-name="ro1">
          <table:table-cell office:value-type="float" office:value="0.342082239720035" calcext:value-type="float">
            <text:p>0.342082239720035</text:p>
          </table:table-cell>
        </table:table-row>
        <table:table-row table:style-name="ro1">
          <table:table-cell office:value-type="float" office:value="0.377077865266842" calcext:value-type="float">
            <text:p>0.377077865266842</text:p>
          </table:table-cell>
        </table:table-row>
        <table:table-row table:style-name="ro1">
          <table:table-cell office:value-type="float" office:value="0.414698162729659" calcext:value-type="float">
            <text:p>0.414698162729659</text:p>
          </table:table-cell>
        </table:table-row>
        <table:table-row table:style-name="ro1">
          <table:table-cell office:value-type="float" office:value="0.454943132108487" calcext:value-type="float">
            <text:p>0.454943132108487</text:p>
          </table:table-cell>
        </table:table-row>
        <table:table-row table:style-name="ro1">
          <table:table-cell office:value-type="float" office:value="0.496937882764654" calcext:value-type="float">
            <text:p>0.496937882764654</text:p>
          </table:table-cell>
        </table:table-row>
        <table:table-row table:style-name="ro1">
          <table:table-cell office:value-type="float" office:value="0.538932633420822" calcext:value-type="float">
            <text:p>0.538932633420822</text:p>
          </table:table-cell>
        </table:table-row>
        <table:table-row table:style-name="ro1">
          <table:table-cell office:value-type="float" office:value="0.58005249343832" calcext:value-type="float">
            <text:p>0.58005249343832</text:p>
          </table:table-cell>
        </table:table-row>
        <table:table-row table:style-name="ro1">
          <table:table-cell office:value-type="float" office:value="0.621172353455818" calcext:value-type="float">
            <text:p>0.621172353455818</text:p>
          </table:table-cell>
        </table:table-row>
        <table:table-row table:style-name="ro1">
          <table:table-cell office:value-type="float" office:value="0.661417322834646" calcext:value-type="float">
            <text:p>0.661417322834646</text:p>
          </table:table-cell>
        </table:table-row>
        <table:table-row table:style-name="ro1">
          <table:table-cell office:value-type="float" office:value="0.701662292213473" calcext:value-type="float">
            <text:p>0.701662292213473</text:p>
          </table:table-cell>
        </table:table-row>
        <table:table-row table:style-name="ro1">
          <table:table-cell office:value-type="float" office:value="0.741032370953631" calcext:value-type="float">
            <text:p>0.741032370953631</text:p>
          </table:table-cell>
        </table:table-row>
        <table:table-row table:style-name="ro1">
          <table:table-cell office:value-type="float" office:value="0.778652668416448" calcext:value-type="float">
            <text:p>0.778652668416448</text:p>
          </table:table-cell>
        </table:table-row>
        <table:table-row table:style-name="ro1">
          <table:table-cell office:value-type="float" office:value="0.814523184601925" calcext:value-type="float">
            <text:p>0.814523184601925</text:p>
          </table:table-cell>
        </table:table-row>
        <table:table-row table:style-name="ro1">
          <table:table-cell office:value-type="float" office:value="0.848643919510061" calcext:value-type="float">
            <text:p>0.848643919510061</text:p>
          </table:table-cell>
        </table:table-row>
        <table:table-row table:style-name="ro1">
          <table:table-cell office:value-type="float" office:value="0.878390201224847" calcext:value-type="float">
            <text:p>0.878390201224847</text:p>
          </table:table-cell>
        </table:table-row>
        <table:table-row table:style-name="ro1">
          <table:table-cell office:value-type="float" office:value="0.903762029746282" calcext:value-type="float">
            <text:p>0.903762029746282</text:p>
          </table:table-cell>
        </table:table-row>
        <table:table-row table:style-name="ro1">
          <table:table-cell office:value-type="float" office:value="0.924759405074366" calcext:value-type="float">
            <text:p>0.924759405074366</text:p>
          </table:table-cell>
        </table:table-row>
        <table:table-row table:style-name="ro1">
          <table:table-cell office:value-type="float" office:value="0.942257217847769" calcext:value-type="float">
            <text:p>0.942257217847769</text:p>
          </table:table-cell>
        </table:table-row>
        <table:table-row table:style-name="ro1">
          <table:table-cell office:value-type="float" office:value="0.954505686789151" calcext:value-type="float">
            <text:p>0.954505686789151</text:p>
          </table:table-cell>
        </table:table-row>
        <table:table-row table:style-name="ro1">
          <table:table-cell office:value-type="float" office:value="0.962379702537183" calcext:value-type="float">
            <text:p>0.962379702537183</text:p>
          </table:table-cell>
        </table:table-row>
        <table:table-row table:style-name="ro1">
          <table:table-cell office:value-type="float" office:value="0.967629046369204" calcext:value-type="float">
            <text:p>0.967629046369204</text:p>
          </table:table-cell>
        </table:table-row>
        <table:table-row table:style-name="ro1">
          <table:table-cell office:value-type="float" office:value="0.969378827646544" calcext:value-type="float">
            <text:p>0.969378827646544</text:p>
          </table:table-cell>
        </table:table-row>
        <table:table-row table:style-name="ro1">
          <table:table-cell office:value-type="float" office:value="0.968503937007874" calcext:value-type="float">
            <text:p>0.968503937007874</text:p>
          </table:table-cell>
        </table:table-row>
        <table:table-row table:style-name="ro1">
          <table:table-cell office:value-type="float" office:value="0.965879265091864" calcext:value-type="float">
            <text:p>0.965879265091864</text:p>
          </table:table-cell>
        </table:table-row>
        <table:table-row table:style-name="ro1">
          <table:table-cell office:value-type="float" office:value="0.961504811898513" calcext:value-type="float">
            <text:p>0.961504811898513</text:p>
          </table:table-cell>
        </table:table-row>
        <table:table-row table:style-name="ro1">
          <table:table-cell office:value-type="float" office:value="0.954505686789151" calcext:value-type="float">
            <text:p>0.954505686789151</text:p>
          </table:table-cell>
        </table:table-row>
        <table:table-row table:style-name="ro1">
          <table:table-cell office:value-type="float" office:value="0.94575678040245" calcext:value-type="float">
            <text:p>0.94575678040245</text:p>
          </table:table-cell>
        </table:table-row>
        <table:table-row table:style-name="ro1">
          <table:table-cell office:value-type="float" office:value="0.936132983377078" calcext:value-type="float">
            <text:p>0.936132983377078</text:p>
          </table:table-cell>
        </table:table-row>
        <table:table-row table:style-name="ro1">
          <table:table-cell office:value-type="float" office:value="0.924759405074366" calcext:value-type="float">
            <text:p>0.924759405074366</text:p>
          </table:table-cell>
        </table:table-row>
        <table:table-row table:style-name="ro1">
          <table:table-cell office:value-type="float" office:value="0.913385826771654" calcext:value-type="float">
            <text:p>0.913385826771654</text:p>
          </table:table-cell>
        </table:table-row>
        <table:table-row table:style-name="ro1">
          <table:table-cell office:value-type="float" office:value="0.901137357830271" calcext:value-type="float">
            <text:p>0.901137357830271</text:p>
          </table:table-cell>
        </table:table-row>
        <table:table-row table:style-name="ro1">
          <table:table-cell office:value-type="float" office:value="0.888013998250219" calcext:value-type="float">
            <text:p>0.888013998250219</text:p>
          </table:table-cell>
        </table:table-row>
        <table:table-row table:style-name="ro1">
          <table:table-cell office:value-type="float" office:value="0.874890638670166" calcext:value-type="float">
            <text:p>0.874890638670166</text:p>
          </table:table-cell>
        </table:table-row>
        <table:table-row table:style-name="ro1">
          <table:table-cell office:value-type="float" office:value="0.860892388451444" calcext:value-type="float">
            <text:p>0.860892388451444</text:p>
          </table:table-cell>
        </table:table-row>
        <table:table-row table:style-name="ro1">
          <table:table-cell office:value-type="float" office:value="0.846019247594051" calcext:value-type="float">
            <text:p>0.846019247594051</text:p>
          </table:table-cell>
        </table:table-row>
        <table:table-row table:style-name="ro1">
          <table:table-cell office:value-type="float" office:value="0.830271216097988" calcext:value-type="float">
            <text:p>0.830271216097988</text:p>
          </table:table-cell>
        </table:table-row>
        <table:table-row table:style-name="ro1">
          <table:table-cell office:value-type="float" office:value="0.814523184601925" calcext:value-type="float">
            <text:p>0.814523184601925</text:p>
          </table:table-cell>
        </table:table-row>
        <table:table-row table:style-name="ro1">
          <table:table-cell office:value-type="float" office:value="0.797900262467192" calcext:value-type="float">
            <text:p>0.797900262467192</text:p>
          </table:table-cell>
        </table:table-row>
        <table:table-row table:style-name="ro1">
          <table:table-cell office:value-type="float" office:value="0.781277340332458" calcext:value-type="float">
            <text:p>0.781277340332458</text:p>
          </table:table-cell>
        </table:table-row>
        <table:table-row table:style-name="ro1">
          <table:table-cell office:value-type="float" office:value="0.764654418197725" calcext:value-type="float">
            <text:p>0.764654418197725</text:p>
          </table:table-cell>
        </table:table-row>
        <table:table-row table:style-name="ro1">
          <table:table-cell office:value-type="float" office:value="0.747156605424322" calcext:value-type="float">
            <text:p>0.747156605424322</text:p>
          </table:table-cell>
        </table:table-row>
        <table:table-row table:style-name="ro1">
          <table:table-cell office:value-type="float" office:value="0.730533683289589" calcext:value-type="float">
            <text:p>0.730533683289589</text:p>
          </table:table-cell>
        </table:table-row>
        <table:table-row table:style-name="ro1">
          <table:table-cell office:value-type="float" office:value="0.714785651793526" calcext:value-type="float">
            <text:p>0.714785651793526</text:p>
          </table:table-cell>
        </table:table-row>
        <table:table-row table:style-name="ro1">
          <table:table-cell office:value-type="float" office:value="0.699912510936133" calcext:value-type="float">
            <text:p>0.699912510936133</text:p>
          </table:table-cell>
        </table:table-row>
        <table:table-row table:style-name="ro1">
          <table:table-cell office:value-type="float" office:value="0.68503937007874" calcext:value-type="float">
            <text:p>0.68503937007874</text:p>
          </table:table-cell>
        </table:table-row>
        <table:table-row table:style-name="ro1">
          <table:table-cell office:value-type="float" office:value="0.671041119860018" calcext:value-type="float">
            <text:p>0.671041119860018</text:p>
          </table:table-cell>
        </table:table-row>
        <table:table-row table:style-name="ro1">
          <table:table-cell office:value-type="float" office:value="0.657042869641295" calcext:value-type="float">
            <text:p>0.657042869641295</text:p>
          </table:table-cell>
        </table:table-row>
        <table:table-row table:style-name="ro1">
          <table:table-cell office:value-type="float" office:value="0.643919510061242" calcext:value-type="float">
            <text:p>0.643919510061242</text:p>
          </table:table-cell>
        </table:table-row>
        <table:table-row table:style-name="ro1">
          <table:table-cell office:value-type="float" office:value="0.63167104111986" calcext:value-type="float">
            <text:p>0.63167104111986</text:p>
          </table:table-cell>
        </table:table-row>
        <table:table-row table:style-name="ro1">
          <table:table-cell office:value-type="float" office:value="0.620297462817148" calcext:value-type="float">
            <text:p>0.620297462817148</text:p>
          </table:table-cell>
        </table:table-row>
        <table:table-row table:style-name="ro1">
          <table:table-cell office:value-type="float" office:value="0.609798775153106" calcext:value-type="float">
            <text:p>0.609798775153106</text:p>
          </table:table-cell>
        </table:table-row>
        <table:table-row table:style-name="ro1">
          <table:table-cell office:value-type="float" office:value="0.600174978127734" calcext:value-type="float">
            <text:p>0.600174978127734</text:p>
          </table:table-cell>
        </table:table-row>
        <table:table-row table:style-name="ro1">
          <table:table-cell office:value-type="float" office:value="0.592300962379703" calcext:value-type="float">
            <text:p>0.592300962379703</text:p>
          </table:table-cell>
        </table:table-row>
        <table:table-row table:style-name="ro1">
          <table:table-cell office:value-type="float" office:value="0.584426946631671" calcext:value-type="float">
            <text:p>0.584426946631671</text:p>
          </table:table-cell>
        </table:table-row>
        <table:table-row table:style-name="ro1">
          <table:table-cell office:value-type="float" office:value="0.57742782152231" calcext:value-type="float">
            <text:p>0.57742782152231</text:p>
          </table:table-cell>
        </table:table-row>
        <table:table-row table:style-name="ro1">
          <table:table-cell office:value-type="float" office:value="0.570428696412948" calcext:value-type="float">
            <text:p>0.570428696412948</text:p>
          </table:table-cell>
        </table:table-row>
        <table:table-row table:style-name="ro1">
          <table:table-cell office:value-type="float" office:value="0.565179352580927" calcext:value-type="float">
            <text:p>0.565179352580927</text:p>
          </table:table-cell>
        </table:table-row>
        <table:table-row table:style-name="ro1">
          <table:table-cell office:value-type="float" office:value="0.561679790026247" calcext:value-type="float">
            <text:p>0.561679790026247</text:p>
          </table:table-cell>
        </table:table-row>
        <table:table-row table:style-name="ro1">
          <table:table-cell office:value-type="float" office:value="0.558180227471566" calcext:value-type="float">
            <text:p>0.558180227471566</text:p>
          </table:table-cell>
        </table:table-row>
        <table:table-row table:style-name="ro1">
          <table:table-cell office:value-type="float" office:value="0.555555555555556" calcext:value-type="float">
            <text:p>0.555555555555556</text:p>
          </table:table-cell>
        </table:table-row>
        <table:table-row table:style-name="ro1">
          <table:table-cell office:value-type="float" office:value="0.553805774278215" calcext:value-type="float">
            <text:p>0.553805774278215</text:p>
          </table:table-cell>
        </table:table-row>
        <table:table-row table:style-name="ro1">
          <table:table-cell office:value-type="float" office:value="0.552055993000875" calcext:value-type="float">
            <text:p>0.552055993000875</text:p>
          </table:table-cell>
        </table:table-row>
        <table:table-row table:style-name="ro1">
          <table:table-cell office:value-type="float" office:value="0.551181102362205" calcext:value-type="float">
            <text:p>0.551181102362205</text:p>
          </table:table-cell>
        </table:table-row>
        <table:table-row table:style-name="ro1">
          <table:table-cell office:value-type="float" office:value="0.551181102362205" calcext:value-type="float">
            <text:p>0.551181102362205</text:p>
          </table:table-cell>
        </table:table-row>
        <table:table-row table:style-name="ro1">
          <table:table-cell office:value-type="float" office:value="0.551181102362205" calcext:value-type="float">
            <text:p>0.551181102362205</text:p>
          </table:table-cell>
        </table:table-row>
        <table:table-row table:style-name="ro1">
          <table:table-cell office:value-type="float" office:value="0.551181102362205" calcext:value-type="float">
            <text:p>0.551181102362205</text:p>
          </table:table-cell>
        </table:table-row>
        <table:table-row table:style-name="ro1">
          <table:table-cell office:value-type="float" office:value="0.551181102362205" calcext:value-type="float">
            <text:p>0.551181102362205</text:p>
          </table:table-cell>
        </table:table-row>
        <table:table-row table:style-name="ro1">
          <table:table-cell office:value-type="float" office:value="0.551181102362205" calcext:value-type="float">
            <text:p>0.551181102362205</text:p>
          </table:table-cell>
        </table:table-row>
        <table:table-row table:style-name="ro1">
          <table:table-cell office:value-type="float" office:value="0.551181102362205" calcext:value-type="float">
            <text:p>0.551181102362205</text:p>
          </table:table-cell>
        </table:table-row>
        <table:table-row table:style-name="ro1">
          <table:table-cell office:value-type="float" office:value="0.550306211723535" calcext:value-type="float">
            <text:p>0.550306211723535</text:p>
          </table:table-cell>
        </table:table-row>
        <table:table-row table:style-name="ro1">
          <table:table-cell office:value-type="float" office:value="0.549431321084864" calcext:value-type="float">
            <text:p>0.549431321084864</text:p>
          </table:table-cell>
        </table:table-row>
        <table:table-row table:style-name="ro1">
          <table:table-cell office:value-type="float" office:value="0.548556430446194" calcext:value-type="float">
            <text:p>0.548556430446194</text:p>
          </table:table-cell>
        </table:table-row>
        <table:table-row table:style-name="ro1">
          <table:table-cell office:value-type="float" office:value="0.546806649168854" calcext:value-type="float">
            <text:p>0.546806649168854</text:p>
          </table:table-cell>
        </table:table-row>
        <table:table-row table:style-name="ro1">
          <table:table-cell office:value-type="float" office:value="0.544181977252843" calcext:value-type="float">
            <text:p>0.544181977252843</text:p>
          </table:table-cell>
        </table:table-row>
        <table:table-row table:style-name="ro1">
          <table:table-cell office:value-type="float" office:value="0.541557305336833" calcext:value-type="float">
            <text:p>0.541557305336833</text:p>
          </table:table-cell>
        </table:table-row>
        <table:table-row table:style-name="ro1">
          <table:table-cell office:value-type="float" office:value="0.537182852143482" calcext:value-type="float">
            <text:p>0.537182852143482</text:p>
          </table:table-cell>
        </table:table-row>
        <table:table-row table:style-name="ro1">
          <table:table-cell office:value-type="float" office:value="0.531058617672791" calcext:value-type="float">
            <text:p>0.531058617672791</text:p>
          </table:table-cell>
        </table:table-row>
        <table:table-row table:style-name="ro1">
          <table:table-cell office:value-type="float" office:value="0.5249343832021" calcext:value-type="float">
            <text:p>0.5249343832021</text:p>
          </table:table-cell>
        </table:table-row>
        <table:table-row table:style-name="ro1">
          <table:table-cell office:value-type="float" office:value="0.517060367454068" calcext:value-type="float">
            <text:p>0.517060367454068</text:p>
          </table:table-cell>
        </table:table-row>
        <table:table-row table:style-name="ro1">
          <table:table-cell office:value-type="float" office:value="0.508311461067367" calcext:value-type="float">
            <text:p>0.508311461067367</text:p>
          </table:table-cell>
        </table:table-row>
        <table:table-row table:style-name="ro1">
          <table:table-cell office:value-type="float" office:value="0.499562554680665" calcext:value-type="float">
            <text:p>0.499562554680665</text:p>
          </table:table-cell>
        </table:table-row>
        <table:table-row table:style-name="ro1">
          <table:table-cell office:value-type="float" office:value="0.490813648293963" calcext:value-type="float">
            <text:p>0.490813648293963</text:p>
          </table:table-cell>
        </table:table-row>
        <table:table-row table:style-name="ro1">
          <table:table-cell office:value-type="float" office:value="0.480314960629921" calcext:value-type="float">
            <text:p>0.480314960629921</text:p>
          </table:table-cell>
        </table:table-row>
        <table:table-row table:style-name="ro1">
          <table:table-cell office:value-type="float" office:value="0.468941382327209" calcext:value-type="float">
            <text:p>0.468941382327209</text:p>
          </table:table-cell>
        </table:table-row>
        <table:table-row table:style-name="ro1">
          <table:table-cell office:value-type="float" office:value="0.457567804024497" calcext:value-type="float">
            <text:p>0.457567804024497</text:p>
          </table:table-cell>
        </table:table-row>
        <table:table-row table:style-name="ro1">
          <table:table-cell office:value-type="float" office:value="0.444444444444444" calcext:value-type="float">
            <text:p>0.444444444444444</text:p>
          </table:table-cell>
        </table:table-row>
        <table:table-row table:style-name="ro1">
          <table:table-cell office:value-type="float" office:value="0.432195975503062" calcext:value-type="float">
            <text:p>0.432195975503062</text:p>
          </table:table-cell>
        </table:table-row>
        <table:table-row table:style-name="ro1">
          <table:table-cell office:value-type="float" office:value="0.41994750656168" calcext:value-type="float">
            <text:p>0.41994750656168</text:p>
          </table:table-cell>
        </table:table-row>
        <table:table-row table:style-name="ro1">
          <table:table-cell office:value-type="float" office:value="0.406824146981627" calcext:value-type="float">
            <text:p>0.406824146981627</text:p>
          </table:table-cell>
        </table:table-row>
        <table:table-row table:style-name="ro1">
          <table:table-cell office:value-type="float" office:value="0.394575678040245" calcext:value-type="float">
            <text:p>0.394575678040245</text:p>
          </table:table-cell>
        </table:table-row>
        <table:table-row table:style-name="ro1">
          <table:table-cell office:value-type="float" office:value="0.381452318460193" calcext:value-type="float">
            <text:p>0.381452318460193</text:p>
          </table:table-cell>
        </table:table-row>
        <table:table-row table:style-name="ro1">
          <table:table-cell office:value-type="float" office:value="0.37007874015748" calcext:value-type="float">
            <text:p>0.37007874015748</text:p>
          </table:table-cell>
        </table:table-row>
        <table:table-row table:style-name="ro1">
          <table:table-cell office:value-type="float" office:value="0.357830271216098" calcext:value-type="float">
            <text:p>0.357830271216098</text:p>
          </table:table-cell>
        </table:table-row>
        <table:table-row table:style-name="ro1">
          <table:table-cell office:value-type="float" office:value="0.346456692913386" calcext:value-type="float">
            <text:p>0.346456692913386</text:p>
          </table:table-cell>
        </table:table-row>
        <table:table-row table:style-name="ro1">
          <table:table-cell office:value-type="float" office:value="0.335083114610674" calcext:value-type="float">
            <text:p>0.335083114610674</text:p>
          </table:table-cell>
        </table:table-row>
        <table:table-row table:style-name="ro1">
          <table:table-cell office:value-type="float" office:value="0.323709536307962" calcext:value-type="float">
            <text:p>0.323709536307962</text:p>
          </table:table-cell>
        </table:table-row>
        <table:table-row table:style-name="ro1">
          <table:table-cell office:value-type="float" office:value="0.312335958005249" calcext:value-type="float">
            <text:p>0.312335958005249</text:p>
          </table:table-cell>
        </table:table-row>
        <table:table-row table:style-name="ro1">
          <table:table-cell office:value-type="float" office:value="0.300962379702537" calcext:value-type="float">
            <text:p>0.300962379702537</text:p>
          </table:table-cell>
        </table:table-row>
        <table:table-row table:style-name="ro1">
          <table:table-cell office:value-type="float" office:value="0.289588801399825" calcext:value-type="float">
            <text:p>0.289588801399825</text:p>
          </table:table-cell>
        </table:table-row>
        <table:table-row table:style-name="ro1">
          <table:table-cell office:value-type="float" office:value="0.279090113735783" calcext:value-type="float">
            <text:p>0.279090113735783</text:p>
          </table:table-cell>
        </table:table-row>
        <table:table-row table:style-name="ro1">
          <table:table-cell office:value-type="float" office:value="0.269466316710411" calcext:value-type="float">
            <text:p>0.269466316710411</text:p>
          </table:table-cell>
        </table:table-row>
        <table:table-row table:style-name="ro1">
          <table:table-cell office:value-type="float" office:value="0.259842519685039" calcext:value-type="float">
            <text:p>0.259842519685039</text:p>
          </table:table-cell>
        </table:table-row>
        <table:table-row table:style-name="ro1">
          <table:table-cell office:value-type="float" office:value="0.251093613298338" calcext:value-type="float">
            <text:p>0.251093613298338</text:p>
          </table:table-cell>
        </table:table-row>
        <table:table-row table:style-name="ro1">
          <table:table-cell office:value-type="float" office:value="0.242344706911636" calcext:value-type="float">
            <text:p>0.242344706911636</text:p>
          </table:table-cell>
        </table:table-row>
        <table:table-row table:style-name="ro1">
          <table:table-cell office:value-type="float" office:value="0.234470691163605" calcext:value-type="float">
            <text:p>0.234470691163605</text:p>
          </table:table-cell>
        </table:table-row>
        <table:table-row table:style-name="ro1">
          <table:table-cell office:value-type="float" office:value="0.226596675415573" calcext:value-type="float">
            <text:p>0.226596675415573</text:p>
          </table:table-cell>
        </table:table-row>
        <table:table-row table:style-name="ro1">
          <table:table-cell office:value-type="float" office:value="0.219597550306212" calcext:value-type="float">
            <text:p>0.219597550306212</text:p>
          </table:table-cell>
        </table:table-row>
        <table:table-row table:style-name="ro1">
          <table:table-cell office:value-type="float" office:value="0.21259842519685" calcext:value-type="float">
            <text:p>0.21259842519685</text:p>
          </table:table-cell>
        </table:table-row>
        <table:table-row table:style-name="ro1">
          <table:table-cell office:value-type="float" office:value="0.205599300087489" calcext:value-type="float">
            <text:p>0.205599300087489</text:p>
          </table:table-cell>
        </table:table-row>
        <table:table-row table:style-name="ro1">
          <table:table-cell office:value-type="float" office:value="0.198600174978128" calcext:value-type="float">
            <text:p>0.198600174978128</text:p>
          </table:table-cell>
        </table:table-row>
        <table:table-row table:style-name="ro1">
          <table:table-cell office:value-type="float" office:value="0.191601049868766" calcext:value-type="float">
            <text:p>0.191601049868766</text:p>
          </table:table-cell>
        </table:table-row>
        <table:table-row table:style-name="ro1">
          <table:table-cell office:value-type="float" office:value="0.185476815398075" calcext:value-type="float">
            <text:p>0.185476815398075</text:p>
          </table:table-cell>
        </table:table-row>
        <table:table-row table:style-name="ro1">
          <table:table-cell office:value-type="float" office:value="0.179352580927384" calcext:value-type="float">
            <text:p>0.179352580927384</text:p>
          </table:table-cell>
        </table:table-row>
        <table:table-row table:style-name="ro1">
          <table:table-cell office:value-type="float" office:value="0.174103237095363" calcext:value-type="float">
            <text:p>0.174103237095363</text:p>
          </table:table-cell>
        </table:table-row>
        <table:table-row table:style-name="ro1">
          <table:table-cell office:value-type="float" office:value="0.168853893263342" calcext:value-type="float">
            <text:p>0.168853893263342</text:p>
          </table:table-cell>
        </table:table-row>
        <table:table-row table:style-name="ro1">
          <table:table-cell office:value-type="float" office:value="0.163604549431321" calcext:value-type="float">
            <text:p>0.163604549431321</text:p>
          </table:table-cell>
        </table:table-row>
        <table:table-row table:style-name="ro1">
          <table:table-cell office:value-type="float" office:value="0.15923009623797" calcext:value-type="float">
            <text:p>0.15923009623797</text:p>
          </table:table-cell>
        </table:table-row>
        <table:table-row table:style-name="ro1">
          <table:table-cell office:value-type="float" office:value="0.153980752405949" calcext:value-type="float">
            <text:p>0.153980752405949</text:p>
          </table:table-cell>
        </table:table-row>
        <table:table-row table:style-name="ro1">
          <table:table-cell office:value-type="float" office:value="0.149606299212598" calcext:value-type="float">
            <text:p>0.149606299212598</text:p>
          </table:table-cell>
        </table:table-row>
        <table:table-row table:style-name="ro1">
          <table:table-cell office:value-type="float" office:value="0.144356955380577" calcext:value-type="float">
            <text:p>0.144356955380577</text:p>
          </table:table-cell>
        </table:table-row>
        <table:table-row table:style-name="ro1">
          <table:table-cell office:value-type="float" office:value="0.139982502187227" calcext:value-type="float">
            <text:p>0.139982502187227</text:p>
          </table:table-cell>
        </table:table-row>
        <table:table-row table:style-name="ro1">
          <table:table-cell office:value-type="float" office:value="0.135608048993876" calcext:value-type="float">
            <text:p>0.135608048993876</text:p>
          </table:table-cell>
        </table:table-row>
        <table:table-row table:style-name="ro1">
          <table:table-cell office:value-type="float" office:value="0.132108486439195" calcext:value-type="float">
            <text:p>0.132108486439195</text:p>
          </table:table-cell>
        </table:table-row>
        <table:table-row table:style-name="ro1">
          <table:table-cell office:value-type="float" office:value="0.127734033245844" calcext:value-type="float">
            <text:p>0.127734033245844</text:p>
          </table:table-cell>
        </table:table-row>
        <table:table-row table:style-name="ro1">
          <table:table-cell office:value-type="float" office:value="0.123359580052493" calcext:value-type="float">
            <text:p>0.123359580052493</text:p>
          </table:table-cell>
        </table:table-row>
        <table:table-row table:style-name="ro1">
          <table:table-cell office:value-type="float" office:value="0.119860017497813" calcext:value-type="float">
            <text:p>0.119860017497813</text:p>
          </table:table-cell>
        </table:table-row>
        <table:table-row table:style-name="ro1">
          <table:table-cell office:value-type="float" office:value="0.116360454943132" calcext:value-type="float">
            <text:p>0.116360454943132</text:p>
          </table:table-cell>
        </table:table-row>
        <table:table-row table:style-name="ro1">
          <table:table-cell office:value-type="float" office:value="0.112860892388451" calcext:value-type="float">
            <text:p>0.112860892388451</text:p>
          </table:table-cell>
        </table:table-row>
        <table:table-row table:style-name="ro1">
          <table:table-cell office:value-type="float" office:value="0.109361329833771" calcext:value-type="float">
            <text:p>0.109361329833771</text:p>
          </table:table-cell>
        </table:table-row>
        <table:table-row table:style-name="ro1">
          <table:table-cell office:value-type="float" office:value="0.10586176727909" calcext:value-type="float">
            <text:p>0.10586176727909</text:p>
          </table:table-cell>
        </table:table-row>
        <table:table-row table:style-name="ro1">
          <table:table-cell office:value-type="float" office:value="0.102362204724409" calcext:value-type="float">
            <text:p>0.102362204724409</text:p>
          </table:table-cell>
        </table:table-row>
        <table:table-row table:style-name="ro1">
          <table:table-cell office:value-type="float" office:value="0.0988626421697288" calcext:value-type="float">
            <text:p>0.0988626421697288</text:p>
          </table:table-cell>
        </table:table-row>
        <table:table-row table:style-name="ro1">
          <table:table-cell office:value-type="float" office:value="0.0962379702537183" calcext:value-type="float">
            <text:p>0.0962379702537183</text:p>
          </table:table-cell>
        </table:table-row>
        <table:table-row table:style-name="ro1">
          <table:table-cell office:value-type="float" office:value="0.0936132983377078" calcext:value-type="float">
            <text:p>0.0936132983377078</text:p>
          </table:table-cell>
        </table:table-row>
        <table:table-row table:style-name="ro1">
          <table:table-cell office:value-type="float" office:value="0.0901137357830271" calcext:value-type="float">
            <text:p>0.0901137357830271</text:p>
          </table:table-cell>
        </table:table-row>
        <table:table-row table:style-name="ro1">
          <table:table-cell office:value-type="float" office:value="0.0857392825896763" calcext:value-type="float">
            <text:p>0.0857392825896763</text:p>
          </table:table-cell>
        </table:table-row>
        <table:table-row table:style-name="ro1">
          <table:table-cell office:value-type="float" office:value="0.0813648293963255" calcext:value-type="float">
            <text:p>0.0813648293963255</text:p>
          </table:table-cell>
        </table:table-row>
        <table:table-row table:style-name="ro1">
          <table:table-cell office:value-type="float" office:value="0.0778652668416448" calcext:value-type="float">
            <text:p>0.0778652668416448</text:p>
          </table:table-cell>
        </table:table-row>
        <table:table-row table:style-name="ro1">
          <table:table-cell office:value-type="float" office:value="0.0743657042869641" calcext:value-type="float">
            <text:p>0.0743657042869641</text:p>
          </table:table-cell>
        </table:table-row>
        <table:table-row table:style-name="ro1">
          <table:table-cell office:value-type="float" office:value="0.0708661417322835" calcext:value-type="float">
            <text:p>0.0708661417322835</text:p>
          </table:table-cell>
        </table:table-row>
        <table:table-row table:style-name="ro1">
          <table:table-cell office:value-type="float" office:value="0.068241469816273" calcext:value-type="float">
            <text:p>0.068241469816273</text:p>
          </table:table-cell>
        </table:table-row>
        <table:table-row table:style-name="ro1">
          <table:table-cell office:value-type="float" office:value="0.0656167979002625" calcext:value-type="float">
            <text:p>0.0656167979002625</text:p>
          </table:table-cell>
        </table:table-row>
        <table:table-row table:style-name="ro1">
          <table:table-cell office:value-type="float" office:value="0.0638670166229221" calcext:value-type="float">
            <text:p>0.0638670166229221</text:p>
          </table:table-cell>
        </table:table-row>
        <table:table-row table:style-name="ro1">
          <table:table-cell office:value-type="float" office:value="0.0621172353455818" calcext:value-type="float">
            <text:p>0.0621172353455818</text:p>
          </table:table-cell>
        </table:table-row>
        <table:table-row table:style-name="ro1">
          <table:table-cell office:value-type="float" office:value="0.0594925634295713" calcext:value-type="float">
            <text:p>0.0594925634295713</text:p>
          </table:table-cell>
        </table:table-row>
        <table:table-row table:style-name="ro1">
          <table:table-cell office:value-type="float" office:value="0.057742782152231" calcext:value-type="float">
            <text:p>0.057742782152231</text:p>
          </table:table-cell>
        </table:table-row>
        <table:table-row table:style-name="ro1">
          <table:table-cell office:value-type="float" office:value="0.0551181102362205" calcext:value-type="float">
            <text:p>0.0551181102362205</text:p>
          </table:table-cell>
        </table:table-row>
        <table:table-row table:style-name="ro1">
          <table:table-cell office:value-type="float" office:value="0.0533683289588801" calcext:value-type="float">
            <text:p>0.0533683289588801</text:p>
          </table:table-cell>
        </table:table-row>
        <table:table-row table:style-name="ro1">
          <table:table-cell office:value-type="float" office:value="0.0516185476815398" calcext:value-type="float">
            <text:p>0.0516185476815398</text:p>
          </table:table-cell>
        </table:table-row>
        <table:table-row table:style-name="ro1">
          <table:table-cell office:value-type="float" office:value="0.0498687664041995" calcext:value-type="float">
            <text:p>0.0498687664041995</text:p>
          </table:table-cell>
        </table:table-row>
        <table:table-row table:style-name="ro1">
          <table:table-cell office:value-type="float" office:value="0.0481189851268591" calcext:value-type="float">
            <text:p>0.0481189851268591</text:p>
          </table:table-cell>
        </table:table-row>
        <table:table-row table:style-name="ro1">
          <table:table-cell office:value-type="float" office:value="0.0463692038495188" calcext:value-type="float">
            <text:p>0.0463692038495188</text:p>
          </table:table-cell>
        </table:table-row>
        <table:table-row table:style-name="ro1">
          <table:table-cell office:value-type="float" office:value="0.0446194225721785" calcext:value-type="float">
            <text:p>0.0446194225721785</text:p>
          </table:table-cell>
        </table:table-row>
        <table:table-row table:style-name="ro1">
          <table:table-cell office:value-type="float" office:value="0.0437445319335083" calcext:value-type="float">
            <text:p>0.0437445319335083</text:p>
          </table:table-cell>
        </table:table-row>
        <table:table-row table:style-name="ro1">
          <table:table-cell office:value-type="float" office:value="0.0428696412948382" calcext:value-type="float">
            <text:p>0.0428696412948382</text:p>
          </table:table-cell>
        </table:table-row>
        <table:table-row table:style-name="ro1">
          <table:table-cell office:value-type="float" office:value="0.0411198600174978" calcext:value-type="float">
            <text:p>0.0411198600174978</text:p>
          </table:table-cell>
        </table:table-row>
        <table:table-row table:style-name="ro1">
          <table:table-cell office:value-type="float" office:value="0.0402449693788277" calcext:value-type="float">
            <text:p>0.0402449693788277</text:p>
          </table:table-cell>
        </table:table-row>
        <table:table-row table:style-name="ro1">
          <table:table-cell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0.0384951881014873" calcext:value-type="float">
            <text:p>0.0384951881014873</text:p>
          </table:table-cell>
        </table:table-row>
        <table:table-row table:style-name="ro1">
          <table:table-cell office:value-type="float" office:value="0.0376202974628171" calcext:value-type="float">
            <text:p>0.0376202974628171</text:p>
          </table:table-cell>
        </table:table-row>
        <table:table-row table:style-name="ro1">
          <table:table-cell office:value-type="float" office:value="0.036745406824147" calcext:value-type="float">
            <text:p>0.036745406824147</text:p>
          </table:table-cell>
        </table:table-row>
        <table:table-row table:style-name="ro1">
          <table:table-cell office:value-type="float" office:value="0.036745406824147" calcext:value-type="float">
            <text:p>0.036745406824147</text:p>
          </table:table-cell>
        </table:table-row>
        <table:table-row table:style-name="ro1">
          <table:table-cell office:value-type="float" office:value="0.0358705161854768" calcext:value-type="float">
            <text:p>0.0358705161854768</text:p>
          </table:table-cell>
        </table:table-row>
        <table:table-row table:style-name="ro1">
          <table:table-cell office:value-type="float" office:value="0.0349956255468067" calcext:value-type="float">
            <text:p>0.0349956255468067</text:p>
          </table:table-cell>
        </table:table-row>
        <table:table-row table:style-name="ro1">
          <table:table-cell office:value-type="float" office:value="0.0341207349081365" calcext:value-type="float">
            <text:p>0.0341207349081365</text:p>
          </table:table-cell>
        </table:table-row>
        <table:table-row table:style-name="ro1">
          <table:table-cell office:value-type="float" office:value="0.0341207349081365" calcext:value-type="float">
            <text:p>0.0341207349081365</text:p>
          </table:table-cell>
        </table:table-row>
        <table:table-row table:style-name="ro1">
          <table:table-cell office:value-type="float" office:value="0.0341207349081365" calcext:value-type="float">
            <text:p>0.0341207349081365</text:p>
          </table:table-cell>
        </table:table-row>
        <table:table-row table:style-name="ro1">
          <table:table-cell office:value-type="float" office:value="0.0332458442694663" calcext:value-type="float">
            <text:p>0.0332458442694663</text:p>
          </table:table-cell>
        </table:table-row>
        <table:table-row table:style-name="ro1">
          <table:table-cell office:value-type="float" office:value="0.0332458442694663" calcext:value-type="float">
            <text:p>0.0332458442694663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1496062992126" calcext:value-type="float">
            <text:p>0.031496062992126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26246719160105" calcext:value-type="float">
            <text:p>0.0026246719160105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349956255468067" calcext:value-type="float">
            <text:p>0.00349956255468067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437445319335083" calcext:value-type="float">
            <text:p>0.00437445319335083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5249343832021" calcext:value-type="float">
            <text:p>0.005249343832021</text:p>
          </table:table-cell>
        </table:table-row>
        <table:table-row table:style-name="ro1">
          <table:table-cell office:value-type="float" office:value="0.00612423447069116" calcext:value-type="float">
            <text:p>0.00612423447069116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699912510936133" calcext:value-type="float">
            <text:p>0.00699912510936133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0.00874890638670166" calcext:value-type="float">
            <text:p>0.00874890638670166</text:p>
          </table:table-cell>
        </table:table-row>
        <table:table-row table:style-name="ro1">
          <table:table-cell office:value-type="float" office:value="0.00962379702537183" calcext:value-type="float">
            <text:p>0.00962379702537183</text:p>
          </table:table-cell>
        </table:table-row>
        <table:table-row table:style-name="ro1">
          <table:table-cell office:value-type="float" office:value="0.010498687664042" calcext:value-type="float">
            <text:p>0.010498687664042</text:p>
          </table:table-cell>
        </table:table-row>
        <table:table-row table:style-name="ro1">
          <table:table-cell office:value-type="float" office:value="0.0113735783027122" calcext:value-type="float">
            <text:p>0.0113735783027122</text:p>
          </table:table-cell>
        </table:table-row>
        <table:table-row table:style-name="ro1">
          <table:table-cell office:value-type="float" office:value="0.0122484689413823" calcext:value-type="float">
            <text:p>0.0122484689413823</text:p>
          </table:table-cell>
        </table:table-row>
        <table:table-row table:style-name="ro1">
          <table:table-cell office:value-type="float" office:value="0.0131233595800525" calcext:value-type="float">
            <text:p>0.0131233595800525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39982502187227" calcext:value-type="float">
            <text:p>0.0139982502187227</text:p>
          </table:table-cell>
        </table:table-row>
        <table:table-row table:style-name="ro1">
          <table:table-cell office:value-type="float" office:value="0.0148731408573928" calcext:value-type="float">
            <text:p>0.0148731408573928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5748031496063" calcext:value-type="float">
            <text:p>0.015748031496063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66229221347332" calcext:value-type="float">
            <text:p>0.0166229221347332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74978127734033" calcext:value-type="float">
            <text:p>0.0174978127734033</text:p>
          </table:table-cell>
        </table:table-row>
        <table:table-row table:style-name="ro1">
          <table:table-cell office:value-type="float" office:value="0.0183727034120735" calcext:value-type="float">
            <text:p>0.0183727034120735</text:p>
          </table:table-cell>
        </table:table-row>
        <table:table-row table:style-name="ro1">
          <table:table-cell office:value-type="float" office:value="0.0192475940507437" calcext:value-type="float">
            <text:p>0.0192475940507437</text:p>
          </table:table-cell>
        </table:table-row>
        <table:table-row table:style-name="ro1">
          <table:table-cell office:value-type="float" office:value="0.0201224846894138" calcext:value-type="float">
            <text:p>0.0201224846894138</text:p>
          </table:table-cell>
        </table:table-row>
        <table:table-row table:style-name="ro1">
          <table:table-cell office:value-type="float" office:value="0.020997375328084" calcext:value-type="float">
            <text:p>0.020997375328084</text:p>
          </table:table-cell>
        </table:table-row>
        <table:table-row table:style-name="ro1">
          <table:table-cell office:value-type="float" office:value="0.0218722659667542" calcext:value-type="float">
            <text:p>0.0218722659667542</text:p>
          </table:table-cell>
        </table:table-row>
        <table:table-row table:style-name="ro1">
          <table:table-cell office:value-type="float" office:value="0.0227471566054243" calcext:value-type="float">
            <text:p>0.0227471566054243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36220472440945" calcext:value-type="float">
            <text:p>0.0236220472440945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44969378827647" calcext:value-type="float">
            <text:p>0.0244969378827647</text:p>
          </table:table-cell>
        </table:table-row>
        <table:table-row table:style-name="ro1">
          <table:table-cell office:value-type="float" office:value="0.0253718285214348" calcext:value-type="float">
            <text:p>0.0253718285214348</text:p>
          </table:table-cell>
        </table:table-row>
        <table:table-row table:style-name="ro1">
          <table:table-cell office:value-type="float" office:value="0.026246719160105" calcext:value-type="float">
            <text:p>0.026246719160105</text:p>
          </table:table-cell>
        </table:table-row>
        <table:table-row table:style-name="ro1">
          <table:table-cell office:value-type="float" office:value="0.0271216097987752" calcext:value-type="float">
            <text:p>0.0271216097987752</text:p>
          </table:table-cell>
        </table:table-row>
        <table:table-row table:style-name="ro1">
          <table:table-cell office:value-type="float" office:value="0.0279965004374453" calcext:value-type="float">
            <text:p>0.0279965004374453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88713910761155" calcext:value-type="float">
            <text:p>0.0288713910761155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297462817147857" calcext:value-type="float">
            <text:p>0.0297462817147857</text:p>
          </table:table-cell>
        </table:table-row>
        <table:table-row table:style-name="ro1">
          <table:table-cell office:value-type="float" office:value="0.0306211723534558" calcext:value-type="float">
            <text:p>0.0306211723534558</text:p>
          </table:table-cell>
        </table:table-row>
        <table:table-row table:style-name="ro1">
          <table:table-cell office:value-type="float" office:value="0.0323709536307962" calcext:value-type="float">
            <text:p>0.0323709536307962</text:p>
          </table:table-cell>
        </table:table-row>
        <table:table-row table:style-name="ro1">
          <table:table-cell office:value-type="float" office:value="0.0341207349081365" calcext:value-type="float">
            <text:p>0.0341207349081365</text:p>
          </table:table-cell>
        </table:table-row>
        <table:table-row table:style-name="ro1">
          <table:table-cell office:value-type="float" office:value="0.0349956255468067" calcext:value-type="float">
            <text:p>0.0349956255468067</text:p>
          </table:table-cell>
        </table:table-row>
        <table:table-row table:style-name="ro1">
          <table:table-cell office:value-type="float" office:value="0.036745406824147" calcext:value-type="float">
            <text:p>0.0367454068241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2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9P0"/>
    </number:currency-style>
    <number:currency-style style:name="N130P0" style:volatile="true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3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32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date-style style:name="N134">
      <number:day/>
      <number:text>-</number:text>
      <number:month number:textual="true"/>
      <number:text>-</number:text>
      <number:year/>
    </number:date-style>
    <number:date-style style:name="N135">
      <number:day/>
      <number:text>-</number:text>
      <number:month number:textual="true"/>
    </number:date-style>
    <number:date-style style:name="N136">
      <number:month number:textual="true"/>
      <number:text>-</number:text>
      <number:year/>
    </number:date-style>
    <number:time-style style:name="N137">
      <number:hours/>
      <number:text>:</number:text>
      <number:minutes number:style="long"/>
      <number:text> </number:text>
      <number:am-pm/>
    </number:time-style>
    <number:time-style style:name="N13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9">
      <number:hours/>
      <number:text>:</number:text>
      <number:minutes number:style="long"/>
    </number:time-style>
    <number:time-style style:name="N140">
      <number:hours/>
      <number:text>:</number:text>
      <number:minutes number:style="long"/>
      <number:text>:</number:text>
      <number:seconds number:style="long"/>
    </number:time-style>
    <number:date-style style:name="N14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2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3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 loext:blank-width-char=")1">-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4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 loext:blank-width-char=")"> </number:text>
    </number:currency-style>
    <number:currency-style style:name="N14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5P2" style:volatile="true">
      <number:text loext:blank-width-char="("> </number:text>
      <number:currency-symbol/>
      <number:fill-character> </number:fill-character>
      <number:text loext:blank-width-char=")1">- </number:text>
    </number:currency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currency-style style:name="N147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 loext:blank-width-char=")"> </number:text>
    </number:currency-style>
    <number:currency-style style:name="N147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7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currency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8T17:45:30.552279832</meta:creation-date>
    <dc:date>2025-06-18T17:46:05.346046948</dc:date>
    <meta:editing-duration>PT35S</meta:editing-duration>
    <meta:editing-cycles>1</meta:editing-cycles>
    <meta:document-statistic meta:table-count="1" meta:cell-count="450" meta:object-count="0"/>
    <meta:generator>LibreOffice/24.2.7.2$Linux_X86_64 LibreOffice_project/420$Build-2</meta:generator>
  </office:meta>
</office:document-meta>
</file>